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list-style-name="L1">
      <style:text-properties fo:language="en" fo:country="US"/>
    </style:style>
    <style:style style:name="P3" style:family="paragraph" style:parent-style-name="Text_20_body" style:list-style-name="L2">
      <style:text-properties fo:language="en" fo:country="US"/>
    </style:style>
    <style:style style:name="P4" style:family="paragraph" style:parent-style-name="Text_20_body">
      <style:text-properties fo:language="en" fo:country="US" fo:font-style="italic" style:font-style-asian="italic" style:font-style-complex="italic"/>
    </style:style>
    <style:style style:name="P5" style:family="paragraph" style:parent-style-name="Text_20_body" style:list-style-name="L3">
      <style:text-properties fo:language="en" fo:country="US"/>
    </style:style>
    <style:style style:name="P6" style:family="paragraph" style:parent-style-name="Text_20_body">
      <style:text-properties fo:language="en" fo:country="US" fo:font-style="normal" style:font-style-asian="normal" style:font-style-complex="normal"/>
    </style:style>
    <style:style style:name="P7" style:family="paragraph" style:parent-style-name="Text_20_body" style:list-style-name="L2">
      <style:text-properties fo:font-size="11pt" fo:language="zxx" fo:country="none" style:font-size-asian="11pt" style:font-size-complex="11pt"/>
    </style:style>
    <style:style style:name="P8" style:family="paragraph" style:parent-style-name="Text_20_body" style:list-style-name="L4"/>
    <style:style style:name="P9" style:family="paragraph" style:parent-style-name="Text_20_body">
      <style:paragraph-properties fo:text-align="end" style:justify-single-word="false"/>
      <style:text-properties style:font-name="Ubuntu" fo:font-size="14pt" style:font-size-asian="14pt" style:font-size-complex="14pt"/>
    </style:style>
    <style:style style:name="P10" style:family="paragraph" style:parent-style-name="Heading_20_3">
      <style:text-properties fo:language="en" fo:country="US"/>
    </style:style>
    <style:style style:name="P11" style:family="paragraph" style:parent-style-name="Heading_20_3">
      <style:text-properties fo:language="en" fo:country="US" fo:font-style="normal" style:font-style-asian="normal" style:font-style-complex="normal"/>
    </style:style>
    <style:style style:name="T1" style:family="text">
      <style:text-properties fo:language="el" fo:country="GR"/>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font-size="10pt" fo:language="zxx" fo:country="none"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TaxDetails project</text:span></text:p>
      <text:p text:style-name="P9"><text:span text:style-name="T2">Tsantakis Emmanouil (e.tsantakis@neurocom.gr)</text:span></text:p>
      <text:h text:style-name="Heading_20_3" text:outline-level="3"><text:span text:style-name="T2">TaxDetails </text:span>Overview</text:h>
      <text:p text:style-name="Text_20_body">The purpose of <text:span text:style-name="T2">TaxDetails project</text:span> is to implement a client web service which obtains the tax details of a non natural person from the <text:span text:style-name="T1">Γ.Γ.Π.Σ </text:span><text:span text:style-name="T2">tax authority. It is an ASP.NET web application implemented in Visual Studio 2005.</text:span></text:p>
      <text:h text:style-name="P10" text:outline-level="3">Parameters</text:h>
      <text:p text:style-name="P1">The main input parameter is the tax number of the non natural person and the output is a variety of tax details of the non natural person like:</text:p>
      <text:list xml:id="list938516660" text:style-name="L1">
        <text:list-item>
          <text:p text:style-name="P2">tax authority id &amp; description </text:p>
        </text:list-item>
        <text:list-item>
          <text:p text:style-name="P2">name &amp; address</text:p>
        </text:list-item>
        <text:list-item>
          <text:p text:style-name="P2">beginning (&amp; terminating) date</text:p>
        </text:list-item>
        <text:list-item>
          <text:p text:style-name="P2">telephone &amp; fax numbers</text:p>
        </text:list-item>
        <text:list-item>
          <text:p text:style-name="P2">activity code &amp; description</text:p>
        </text:list-item>
      </text:list>
      <text:p text:style-name="P1">Apart from the tax number initialized before the web service call the application need to set some other parameters as well. These are the following:</text:p>
      <text:list xml:id="list920053935" text:style-name="L2">
        <text:list-item>
          <text:p text:style-name="P3">facActivity (set to 0)</text:p>
        </text:list-item>
        <text:list-item>
          <text:p text:style-name="P3">deactivationFlag (set to “1”)</text:p>
        </text:list-item>
        <text:list-item>
          <text:p text:style-name="P3">registDate &amp; stopDate (set to 1/1/2011)</text:p>
        </text:list-item>
        <text:list-item>
          <text:p text:style-name="P7">pCallSeqId_out <text:span text:style-name="T2">(set to 0)</text:span></text:p>
        </text:list-item>
      </text:list>
      <text:h text:style-name="P10" text:outline-level="3">Application architecture</text:h>
      <text:p text:style-name="P4">Default.aspx</text:p>
      <text:p text:style-name="P1">TaxDetails project contains this aspx file which implements the user interface for the application, accepts the tax number from the user, and presents the output of the web service call. It declares 2 fieldsets, one for the tax number &amp; one which groups the output fields. </text:p>
      <text:p text:style-name="P4">Default.aspx.cs</text:p>
      <text:p text:style-name="Text_20_body"><text:span text:style-name="T2">The code file for the web application mainly implements a button handler method (</text:span><text:span text:style-name="T3">btnCallWS_Clisk</text:span><text:span text:style-name="T2">) for the “Call” Button and performs the following steps:</text:span></text:p>
      <text:list xml:id="list1049027006" text:style-name="L3">
        <text:list-item>
          <text:p text:style-name="P5">Check if the tax number has been set</text:p>
        </text:list-item>
        <text:list-item>
          <text:p text:style-name="P5">Initialize the necessary input data</text:p>
        </text:list-item>
        <text:list-item>
          <text:p text:style-name="P5">Make the web service call</text:p>
        </text:list-item>
        <text:list-item>
          <text:p text:style-name="P5">Presents the returned data if no error occur</text:p>
        </text:list-item>
      </text:list>
      <text:p text:style-name="Text_20_body"><text:span text:style-name="T2">The presentation of the results is done with the help of the </text:span><text:span text:style-name="T3">showResults</text:span><text:span text:style-name="T2"> method which fills the text fields in the output fieldset of the web page after checking whether or not some of the returned nullable values are null.</text:span></text:p>
      <text:p text:style-name="P4">Web.config</text:p>
      <text:p text:style-name="Text_20_body"><text:soft-page-break/><text:span text:style-name="T4">The application's configuration file which mainly declares the appropriate wsdl which needs to be called by the web application (</text:span><text:a xlink:type="simple" xlink:href="https://www1.gsis.gr/wsgsis/RgWsBasStoixN/RgWsBasStoixNSoapHttpPort"><text:span text:style-name="T5">https://www1.gsis.gr/wsgsis/RgWsBasStoixN/RgWsBasStoixNSoapHttpPort</text:span></text:a><text:span text:style-name="T4">).</text:span></text:p>
      <text:h text:style-name="P11" text:outline-level="3">Delivered files</text:h>
      <text:p text:style-name="P6">TaxDetails.zip contains all the necessary files of the project:</text:p>
      <text:list xml:id="list1215992307" text:style-name="L4">
        <text:list-item>
          <text:p text:style-name="P8"><text:span text:style-name="T3">documentation.odt</text:span><text:span text:style-name="T4"> is the present report describing the project</text:span></text:p>
        </text:list-item>
        <text:list-item>
          <text:p text:style-name="P8"><text:span text:style-name="T3">TaxDetails.sln</text:span><text:span text:style-name="T4"> is the visual studio project file</text:span></text:p>
        </text:list-item>
        <text:list-item>
          <text:p text:style-name="P8"><text:span text:style-name="T3">TaxDetails</text:span><text:span text:style-name="T4"> folder contains the project files (like </text:span><text:span text:style-name="T3">Default.aspx</text:span><text:span text:style-name="T4">, </text:span><text:span text:style-name="T3">Default.aspx.cs</text:span><text:span text:style-name="T4">, configuration files, …)</text:span></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5M47S</meta:editing-duration>
    <meta:editing-cycles>14</meta:editing-cycles>
    <meta:generator>LibreOffice/3.4$Unix LibreOffice_project/340m1$Build-402</meta:generator>
    <dc:date>2011-11-29T20:30:38</dc:date>
    <dc:creator>manos </dc:creator>
    <meta:document-statistic meta:table-count="0" meta:image-count="0" meta:object-count="0" meta:page-count="2" meta:paragraph-count="33" meta:word-count="351" meta:character-count="2209" meta:non-whitespace-character-count="1905"/>
    <meta:user-defined meta:name="Info 1"/>
    <meta:user-defined meta:name="Info 2"/>
    <meta:user-defined meta:name="Info 3"/>
    <meta:user-defined meta:name="Info 4"/>
  </office:meta>
</office:document-meta>
</file>